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C0000030DA82BC2BD548F3C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5.734cm" svg:height="13.776cm" draw:z-index="0"><draw:image xlink:href="Pictures/100000010000037C0000030DA82BC2BD548F3C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16:03:21.138000000</meta:creation-date>
    <dc:date>2022-12-16T16:03:38.666000000</dc:date>
    <meta:editing-duration>PT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